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officeooo:paragraph-rsid="0083c8fc"/>
    </style:style>
    <style:style style:name="P85" style:family="paragraph" style:parent-style-name="Preformatted_20_Text">
      <style:text-properties fo:color="#ffffff" loext:opacity="100%" officeooo:paragraph-rsid="0085a2fa"/>
    </style:style>
    <style:style style:name="P86" style:family="paragraph" style:parent-style-name="Preformatted_20_Text">
      <style:text-properties fo:color="#ffffff" loext:opacity="100%" officeooo:rsid="0083c8fc" officeooo:paragraph-rsid="00906b3f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2" style:family="paragraph" style:parent-style-name="Preformatted_20_Text">
      <style:text-properties fo:color="#ffffff" loext:opacity="100%" officeooo:rsid="00984e95" officeooo:paragraph-rsid="00984e95"/>
    </style:style>
    <style:style style:name="P93" style:family="paragraph" style:parent-style-name="Preformatted_20_Text">
      <style:text-properties fo:color="#ffffff" loext:opacity="100%" officeooo:rsid="009bd36e" officeooo:paragraph-rsid="009bd36e"/>
    </style:style>
    <style:style style:name="P94" style:family="paragraph" style:parent-style-name="Preformatted_20_Text">
      <style:text-properties fo:color="#ffffff" loext:opacity="100%" officeooo:rsid="009d9484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d9484"/>
    </style:style>
    <style:style style:name="P96" style:family="paragraph" style:parent-style-name="Preformatted_20_Text">
      <style:text-properties fo:color="#ffffff" loext:opacity="100%" officeooo:rsid="009e3cea" officeooo:paragraph-rsid="009e3cea"/>
    </style:style>
    <style:style style:name="P97" style:family="paragraph" style:parent-style-name="Preformatted_20_Text">
      <style:text-properties fo:color="#ffffff" loext:opacity="100%" officeooo:rsid="009fcc34" officeooo:paragraph-rsid="009fcc34"/>
    </style:style>
    <style:style style:name="P98" style:family="paragraph" style:parent-style-name="Preformatted_20_Text">
      <style:text-properties fo:color="#ffffff" loext:opacity="100%" officeooo:rsid="00a1bd78" officeooo:paragraph-rsid="00a1bd78"/>
    </style:style>
    <style:style style:name="P99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3" style:family="paragraph" style:parent-style-name="Preformatted_20_Text">
      <style:text-properties fo:color="#ffffff" loext:opacity="100%" officeooo:paragraph-rsid="0083c8fc"/>
    </style:style>
    <style:style style:name="P114" style:family="paragraph" style:parent-style-name="Preformatted_20_Text">
      <style:text-properties fo:color="#ffffff" loext:opacity="100%" officeooo:rsid="00bd0e9d" officeooo:paragraph-rsid="00bd0e9d"/>
    </style:style>
    <style:style style:name="P115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116" style:family="paragraph" style:parent-style-name="Preformatted_20_Text">
      <style:text-properties fo:color="#ffffff" loext:opacity="100%" fo:font-weight="normal" officeooo:rsid="00be2f60" officeooo:paragraph-rsid="00be2f60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  <style:style style:name="T44" style:family="text">
      <style:text-properties officeooo:rsid="00b2803a"/>
    </style:style>
    <style:style style:name="T45" style:family="text">
      <style:text-properties officeooo:rsid="00b8053c"/>
    </style:style>
    <style:style style:name="T46" style:family="text">
      <style:text-properties officeooo:rsid="00b84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2">first make a list of all functions that a calculation goes through, and what result it should give:</text:p>
      <text:p text:style-name="P92"/>
      <text:p text:style-name="P93">operatorpress:</text:p>
      <text:p text:style-name="P93"/>
      <text:p text:style-name="P93"/>
      <text:p text:style-name="P93">runEquals:</text:p>
      <text:p text:style-name="P95">calculate</text:p>
      <text:p text:style-name="P95"><text:tab/>evaluateStringSymbols</text:p>
      <text:p text:style-name="P95"><text:tab/><text:tab/>makeInputArray</text:p>
      <text:p text:style-name="P96"><text:tab/><text:tab/><text:tab/>numberOrOperator</text:p>
      <text:p text:style-name="P96"><text:span text:style-name="T41"><text:tab/></text:span>checkForErrors</text:p>
      <text:p text:style-name="P97"><text:tab/><text:tab/>doubleOperators</text:p>
      <text:p text:style-name="P97"><text:tab/>calculateInOrder</text:p>
      <text:p text:style-name="P97"><text:tab/><text:tab/>doCalculation</text:p>
      <text:p text:style-name="P93">displayAns</text:p>
      <text:p text:style-name="P93">clearEntry</text:p>
      <text:p text:style-name="P93"/>
      <text:p text:style-name="P94"/>
      <text:p text:style-name="P95">split the calculate function into: makeStringObject &amp; calculate</text:p>
      <text:p text:style-name="P95"/>
      <text:p text:style-name="P98">make <text:span text:style-name="T43">the functions </text:span>parameter-dependent in the following order:</text:p>
      <text:p text:style-name="P99">clearEntry</text:p>
      <text:p text:style-name="P100">displayAns</text:p>
      <text:p text:style-name="P101">doCalculation</text:p>
      <text:p text:style-name="P101">calculateInOrder</text:p>
      <text:p text:style-name="P101">doubleOperators</text:p>
      <text:p text:style-name="P102"><text:span text:style-name="T42">c</text:span>heckForErrors</text:p>
      <text:p text:style-name="P102">numberOrOperator</text:p>
      <text:p text:style-name="P103">makeInputArray</text:p>
      <text:p text:style-name="P81">evaluateStringSymbols</text:p>
      <text:p text:style-name="P81">calculate</text:p>
      <text:p text:style-name="P82">runEquals</text:p>
      <text:p text:style-name="P82"/>
      <text:p text:style-name="P82"/>
      <text:p text:style-name="P60">to add an operator:</text:p>
      <text:p text:style-name="P104"><text:span text:style-name="T44">- </text:span>add the operator to the operatorObject + different ways that it can be written</text:p>
      <text:p text:style-name="P104"/>
      <text:p text:style-name="P105">find out why there is a loop somewhere in the calculate function, if there is an unknown symbol</text:p>
      <text:p text:style-name="P106">why is i not going up <text:span text:style-name="T45">i</text:span>n value</text:p>
      <text:p text:style-name="P90"/>
      <text:p text:style-name="P104"/>
      <text:p text:style-name="P107"><text:span text:style-name="T44">- </text:span>write a way to check <text:span text:style-name="T44">if the symbol is</text:span> this operator<text:span text:style-name="T44">, or if might be used for some other reason</text:span> in the checkOperator()</text:p>
      <text:p text:style-name="P88"><text:span text:style-name="T44">- </text:span>add the calculation in the doCalculation function</text:p>
      <text:p text:style-name="P83"><text:span text:style-name="T44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108">check the whole object for brackets. if the amount of opening and closing brackets are not equal, give an error</text:p>
      <text:p text:style-name="P69"/>
      <text:p text:style-name="P111">how to make the calculator not crash when an opening bracket has been found</text:p>
      <text:p text:style-name="P69"/>
      <text:p text:style-name="P108">when you find a <text:span text:style-name="T38">closer </text:span>bracket, save the index<text:span text:style-name="T45">, return the symbol</text:span></text:p>
      <text:p text:style-name="P70"/>
      <text:p text:style-name="P116">make an array of the openBracket indexes</text:p>
      <text:p text:style-name="P70"/>
      <text:p text:style-name="P71">scan <text:span text:style-name="T38">back </text:span>until you find the <text:span text:style-name="T38">first opening</text:span> blacket<text:span text:style-name="T38">, save that index,</text:span><text:span text:style-name="T45"> return that symbol and index</text:span></text:p>
      <text:p text:style-name="P71"><text:soft-page-break/></text:p>
      <text:p text:style-name="P71"><text:span text:style-name="T38">isolate the </text:span><text:span text:style-name="T45">array elements in between, and return the string that is in between those values</text:span></text:p>
      <text:p text:style-name="P71"/>
      <text:p text:style-name="P71"><text:span text:style-name="T38">run it through the calculate function, and </text:span><text:span text:style-name="T46">alert the value</text:span></text:p>
      <text:p text:style-name="P70"/>
      <text:p text:style-name="P70"/>
      <text:p text:style-name="P72">first make the function calculate re-usable for different arrays.</text:p>
      <text:p text:style-name="P73">add brackets to the symbolObject</text:p>
      <text:p text:style-name="P73">give them precedence 2</text:p>
      <text:p text:style-name="P73">if a ) bracket is found, console.log that bracket</text:p>
      <text:p text:style-name="P73">if a ) bracket is found, iterate backwards through the array, until you find the first ( bracket, then stop.</text:p>
      <text:p text:style-name="P73">console log that value and index.</text:p>
      <text:p text:style-name="P73"/>
      <text:p text:style-name="P73">okay, now we have the indexes of both brackets<text:span text:style-name="T39">. we should now isolate what is in between them</text:span></text:p>
      <text:p text:style-name="P73"/>
      <text:p text:style-name="P74">take that length of the array, and fill it up with value bracketResult (for now value B)</text:p>
      <text:p text:style-name="P74"/>
      <text:p text:style-name="P74">now take that array, and put it through the calculate() function, return the value</text:p>
      <text:p text:style-name="P70"/>
      <text:p text:style-name="P70"/>
      <text:p text:style-name="P86">ANS</text:p>
      <text:p text:style-name="P86">what is ans actually?</text:p>
      <text:p text:style-name="P86"/>
      <text:p text:style-name="P86">ans is <text:span text:style-name="T33">the </text:span>value that is the last result that was calculated.</text:p>
      <text:p text:style-name="P75">when you click it, its value is added to the calculation.</text:p>
      <text:p text:style-name="P75"/>
      <text:p text:style-name="P76">if the ans is clicked += the ans value to the displayTop</text:p>
      <text:p text:style-name="P76"/>
      <text:p text:style-name="P77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4"/>
      <text:p text:style-name="P84">- make a function called errorCheckEquals, errorCheckOperator, errorCheckNumber which will contain all the checks for each.</text:p>
      <text:p text:style-name="P84"/>
      <text:p text:style-name="P84">- make functions that check for error-inducing behavior, add them to the controller functions to first check for errors</text:p>
      <text:p text:style-name="P84"><text:tab/></text:p>
      <text:p text:style-name="P84"><text:tab/>- operator:</text:p>
      <text:p text:style-name="P84"><text:tab/><text:tab/>* was the operator pressed without any previous content?</text:p>
      <text:p text:style-name="P84"><text:tab/><text:tab/><text:tab/>- is there a previous ans, fill in ANS, otherwise</text:p>
      <text:p text:style-name="P84"><text:tab/><text:tab/><text:tab/>- remove the operator</text:p>
      <text:p text:style-name="P84"><text:tab/><text:tab/>* are there 2 operators and a num1 and num2?</text:p>
      <text:p text:style-name="P84"><text:tab/><text:tab/><text:tab/>- calculate the previous result already</text:p>
      <text:p text:style-name="P84"><text:tab/><text:tab/>* is there only num1, change the operator value</text:p>
      <text:p text:style-name="P84"><text:tab/><text:tab/>* are num1, num2, and operator all not empty? run calcAnswer()</text:p>
      <text:p text:style-name="P84"><text:tab/>- equals:</text:p>
      <text:p text:style-name="P84"><text:tab/><text:tab/>* is there any content on the screen, if not, return 0</text:p>
      <text:p text:style-name="P84"><text:tab/><text:tab/>* is there only a number on the screen, then return the number</text:p>
      <text:p text:style-name="P84"><text:tab/>- number:</text:p>
      <text:p text:style-name="P84"><text:tab/><text:tab/>* is the total length of the calculation bigger than the screen <text:tab/><text:tab/><text:tab/>length, don't allow the new number</text:p>
      <text:p text:style-name="P84"/>
      <text:p text:style-name="P85"><text:soft-page-break/><text:span text:style-name="T36">make an object that saves every calculation and answer</text:span><text:span text:style-name="T34">, when the = button is pressed</text:span></text:p>
      <text:p text:style-name="P84"/>
      <text:p text:style-name="P84"/>
      <text:p text:style-name="P84"/>
      <text:p text:style-name="P84"/>
      <text:p text:style-name="P84">style the calculator exactly like an oldschool calculator, with some shine on the keys</text:p>
      <text:p text:style-name="P84">and a slight curve on the sides</text:p>
      <text:p text:style-name="P84"/>
      <text:p text:style-name="P84">-------</text:p>
      <text:p text:style-name="P84"/>
      <text:p text:style-name="P64">add the option for different ways to write variables (* and x)</text:p>
      <text:p text:style-name="P84"/>
      <text:p text:style-name="P65">make negative numbers possible</text:p>
      <text:p text:style-name="P84"/>
      <text:p text:style-name="P84">bonus:</text:p>
      <text:p text:style-name="P84">take away as many global variables as possible</text:p>
      <text:p text:style-name="P84">make everything const of possible</text:p>
      <text:p text:style-name="P84"/>
      <text:p text:style-name="P84">error fixing:</text:p>
      <text:p text:style-name="P84">make C not delete ANS entries again and again, on the currently displayed result.</text:p>
      <text:p text:style-name="P84">maybe if ANS[0] == displayBottom.textContent <text:s/>remove first element?</text:p>
      <text:p text:style-name="P84">make sure the that ANS only displays the current calculated value</text:p>
      <text:p text:style-name="P114">when there is a closingbracket first, of an openngbracket last</text:p>
      <text:p text:style-name="P84"/>
      <text:p text:style-name="P59">to add an operator:</text:p>
      <text:p text:style-name="P78">add the operator to the operatorObject + different ways that it can be written</text:p>
      <text:p text:style-name="P79">write a way to check for this operator in the check<text:span text:style-name="T40">Symbol</text:span>()</text:p>
      <text:p text:style-name="P80">make a way to write this in makeSymbolString</text:p>
      <text:p text:style-name="P87">add the calculation in the doCalculation function</text:p>
      <text:p text:style-name="P87"/>
      <text:p text:style-name="P87"/>
      <text:p text:style-name="P89">if you press a key, why does the textinput change</text:p>
      <text:p text:style-name="P110"/>
      <text:p text:style-name="P91"/>
      <text:p text:style-name="P91">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  <text:p text:style-name="P91">javascript.js:438 iteration is: 2</text:p>
      <text:p text:style-name="P91">javascript.js:440 (5) [{…}, '1', {…}, '2', {…}]</text:p>
      <text:p text:style-name="P91">javascript.js:429 calculateInOrder</text:p>
      <text:p text:style-name="P91">javascript.js:462 doCalcul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7:41:41.799791145</dc:date>
    <meta:editing-duration>P2DT16H25M47S</meta:editing-duration>
    <meta:editing-cycles>119</meta:editing-cycles>
    <meta:generator>LibreOffice/7.3.7.2$Linux_X86_64 LibreOffice_project/30$Build-2</meta:generator>
    <meta:document-statistic meta:table-count="0" meta:image-count="0" meta:object-count="0" meta:page-count="8" meta:paragraph-count="242" meta:word-count="2019" meta:character-count="11764" meta:non-whitespace-character-count="9890"/>
  </office:meta>
</office:document-meta>
</file>